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Predicate.matches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redicate.NamePredic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redicate.NamePredicate( String name ,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